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3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4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66429536" text:id="ct6642953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66515872" text:id="ct6651587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66516096" text:id="ct6651609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66516432" text:id="ct665164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64727376" text:id="ct6472737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65838288" text:id="ct6583828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66429536"/><text:change-start text:change-id="ct66515872"/>Adopt<text:change-end text:change-id="ct66515872"/>ed<text:change-start text:change-id="ct66516096"/> as a <text:change-end text:change-id="ct66516096"/>NMRA <text:change-start text:change-id="ct66516432"/>Standard<text:change-end text:change-id="ct66516432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64727376"/><text:change-start text:change-id="ct65838288"/>Version History<text:change-end text:change-id="ct6583828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1:32.813686165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Transf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2.2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8S</meta:editing-duration>
    <meta:generator>LibreOffice/4.2.7.2$Linux_X86_64 LibreOffice_project/420m0$Build-2</meta:generator>
    <dc:date>2015-02-17T20:31:32.715912483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3" meta:non-whitespace-character-count="384"/>
  </office:meta>
</office:document-meta>
</file>